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left" draw:textarea-vertical-align="top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113cm" fo:padding-top="-0.229cm" fo:padding-left="0.203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48cm" svg:height="1.778cm" svg:x="12.797cm" svg:y="4.175cm">
          <text:p text:style-name="P1">Relay</text:p>
          <text:p text:style-name="P1">Phone</text:p>
        </draw:rect>
        <draw:custom-shape draw:style-name="gr2" draw:text-style-name="P1" draw:layer="layout" svg:width="18.161cm" svg:height="6.223cm" svg:x="5.318cm" svg:y="13.573cm">
          <text:p text:style-name="P1">Bank Do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477cm" svg:height="2.032cm" svg:x="11.16cm" svg:y="17.256cm">
          <text:p text:style-name="P1">Some Internal </text:p>
          <text:p text:style-name="P1">Bank Syste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319cm" svg:height="4.445cm" svg:x="8.366cm" svg:y="7.477cm">
          <text:p text:style-name="P1">Transaction Authorit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477cm" svg:height="1.651cm" svg:x="11.16cm" svg:y="14.208cm">
          <text:p text:style-name="P1">Integration SDK 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684cm" svg:y1="11.922cm" svg:x2="12.684cm" svg:y2="14.208cm">
          <text:p/>
        </draw:line>
        <draw:line draw:style-name="gr4" draw:text-style-name="P1" draw:layer="layout" svg:x1="13.7cm" svg:y1="15.872cm" svg:x2="13.7cm" svg:y2="17.269cm">
          <text:p/>
        </draw:line>
        <draw:line draw:style-name="gr4" draw:text-style-name="P1" draw:layer="layout" svg:x1="14.843cm" svg:y1="17.256cm" svg:x2="14.843cm" svg:y2="15.859cm">
          <text:p/>
        </draw:line>
        <draw:frame draw:style-name="gr5" draw:layer="layout" svg:width="8.566cm" svg:height="0.609cm" svg:x="14.843cm" svg:y="16.494cm">
          <draw:text-box>
            <text:p><text:s/>JMS/Corba/REST/Database</text:p>
          </draw:text-box>
        </draw:frame>
        <draw:line draw:style-name="gr4" draw:text-style-name="P1" draw:layer="layout" svg:x1="16.113cm" svg:y1="14.208cm" svg:x2="16.113cm" svg:y2="11.922cm">
          <text:p/>
        </draw:line>
        <draw:frame draw:style-name="gr6" draw:layer="layout" svg:width="2.159cm" svg:height="1.143cm" svg:x="13.446cm" svg:y="12.176cm">
          <draw:text-box>
            <text:p>DDS</text:p>
          </draw:text-box>
        </draw:frame>
        <draw:rect draw:style-name="gr1" draw:text-style-name="P1" draw:layer="layout" svg:width="3.048cm" svg:height="1.778cm" svg:x="8.239cm" svg:y="4.175cm">
          <text:p text:style-name="P1">Buyer's</text:p>
          <text:p text:style-name="P1">Phone</text:p>
        </draw:rect>
        <draw:rect draw:style-name="gr1" draw:text-style-name="P1" draw:layer="layout" svg:width="3.048cm" svg:height="1.778cm" svg:x="17.51cm" svg:y="4.175cm">
          <text:p text:style-name="P1">Seller's</text:p>
          <text:p text:style-name="P1">Phone</text:p>
        </draw:rect>
        <draw:custom-shape draw:style-name="gr3" draw:text-style-name="P1" draw:layer="layout" svg:width="3.937cm" svg:height="1.397cm" svg:x="16.113cm" svg:y="9.89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1.287cm" svg:y1="5.064cm" svg:x2="12.811cm" svg:y2="5.064cm">
          <text:p/>
        </draw:line>
        <draw:line draw:style-name="gr4" draw:text-style-name="P1" draw:layer="layout" svg:x1="15.859cm" svg:y1="5.064cm" svg:x2="17.51cm" svg:y2="5.064cm">
          <text:p/>
        </draw:line>
        <draw:rect draw:style-name="gr1" draw:text-style-name="P1" draw:layer="layout" svg:width="3.048cm" svg:height="1.778cm" svg:x="12.684cm" svg:y="1.381cm">
          <text:p text:style-name="P1">Registry</text:p>
        </draw:rect>
        <draw:rect draw:style-name="gr1" draw:text-style-name="P1" draw:layer="layout" svg:width="3.937cm" svg:height="1.016cm" svg:x="9.255cm" svg:y="10.271cm">
          <text:p text:style-name="P1">AES library</text:p>
        </draw:rect>
        <draw:rect draw:style-name="gr1" draw:text-style-name="P1" draw:layer="layout" svg:width="3.937cm" svg:height="1.016cm" svg:x="9.128cm" svg:y="8.747cm">
          <text:p text:style-name="P1">DDS library</text:p>
        </draw:rect>
        <draw:line draw:style-name="gr7" draw:text-style-name="P1" draw:layer="layout" svg:x1="9.763cm" svg:y1="7.477cm" svg:x2="9.763cm" svg:y2="5.953cm">
          <text:p/>
        </draw:line>
        <draw:line draw:style-name="gr7" draw:text-style-name="P1" draw:layer="layout" svg:x1="19.034cm" svg:y1="7.477cm" svg:x2="19.034cm" svg:y2="5.953cm">
          <text:p/>
        </draw:line>
        <draw:line draw:style-name="gr7" draw:text-style-name="P1" draw:layer="layout" svg:x1="10.398cm" svg:y1="4.048cm" svg:x2="12.684cm" svg:y2="2.143cm">
          <text:p/>
        </draw:line>
        <draw:line draw:style-name="gr7" draw:text-style-name="P1" draw:layer="layout" svg:x1="15.732cm" svg:y1="2.143cm" svg:x2="18.145cm" svg:y2="4.0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2T10:48:52.89</meta:creation-date>
    <dc:date>2014-08-24T18:18:16.18</dc:date>
    <meta:editing-duration>PT49M9S</meta:editing-duration>
    <meta:editing-cycles>6</meta:editing-cycles>
    <meta:generator>OpenOffice/4.1.0$Win32 OpenOffice.org_project/410m18$Build-9764</meta:generator>
    <meta:document-statistic meta:object-count="23"/>
  </office:meta>
</office:document-meta>
</file>